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buntu" fo:font-size="10pt" officeooo:rsid="00124be1" officeooo:paragraph-rsid="001481d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Ubuntu" fo:font-size="10pt" officeooo:rsid="001481d4" officeooo:paragraph-rsid="001481d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481d4"/>
    </style:style>
    <style:style style:name="P4" style:family="paragraph" style:parent-style-name="Standard">
      <style:paragraph-properties fo:text-align="end" style:justify-single-word="false"/>
      <style:text-properties style:font-name="Ubuntu Mono" fo:font-size="11pt" style:text-underline-style="solid" style:text-underline-width="auto" style:text-underline-color="font-color" fo:font-weight="bold" officeooo:rsid="00124be1" officeooo:paragraph-rsid="00124be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1pt" officeooo:rsid="00124be1" officeooo:paragraph-rsid="00124be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62def" officeooo:paragraph-rsid="00162def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7c5b3" officeooo:paragraph-rsid="0017c5b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97832" officeooo:paragraph-rsid="0019783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a8a7b" officeooo:paragraph-rsid="001a8a7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1pt" fo:font-style="normal" fo:font-weight="bold" officeooo:rsid="00162def" officeooo:paragraph-rsid="00162def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1pt" fo:font-style="normal" fo:font-weight="bold" officeooo:rsid="0017c5b3" officeooo:paragraph-rsid="0017c5b3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1pt" fo:font-style="normal" fo:font-weight="bold" officeooo:rsid="00197832" officeooo:paragraph-rsid="00197832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Ubuntu Mono" fo:font-size="11pt" fo:font-style="normal" fo:font-weight="normal" officeooo:rsid="001c53cb" officeooo:paragraph-rsid="001c53cb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e8756" officeooo:paragraph-rsid="001e875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97832" officeooo:paragraph-rsid="001e875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97832" officeooo:paragraph-rsid="0019783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207ceb" officeooo:paragraph-rsid="00207ce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207ceb" officeooo:paragraph-rsid="00207ceb" fo:background-color="#ffff0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 Mono" fo:font-size="11pt" fo:font-style="normal" fo:font-weight="normal" officeooo:rsid="00197832" officeooo:paragraph-rsid="00197832" fo:background-color="#ffff0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e8756"/>
    </style:style>
    <style:style style:name="P21" style:family="paragraph" style:parent-style-name="Standard">
      <style:paragraph-properties fo:text-align="start" style:justify-single-word="false"/>
      <style:text-properties officeooo:rsid="00207ceb" officeooo:paragraph-rsid="00207ceb"/>
    </style:style>
    <style:style style:name="T1" style:family="text">
      <style:text-properties style:font-name="Ubuntu" fo:font-size="10pt" style:text-underline-style="solid" style:text-underline-width="auto" style:text-underline-color="font-color" fo:font-weight="bold" officeooo:rsid="00124be1" style:font-size-asian="10pt" style:font-weight-asian="bold" style:font-size-complex="10pt" style:font-weight-complex="bold"/>
    </style:style>
    <style:style style:name="T2" style:family="text">
      <style:text-properties style:font-name="Ubuntu" fo:font-size="10pt" style:text-underline-style="solid" style:text-underline-width="auto" style:text-underline-color="font-color" fo:font-weight="bold" officeooo:rsid="0015f854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Ubuntu Mono" fo:font-size="11pt" fo:font-style="normal" fo:font-weight="normal" officeooo:rsid="001e8756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Ubuntu Mono" fo:font-size="11pt" fo:font-style="normal" fo:font-weight="normal" officeooo:rsid="001edaa4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6">B. <text:span text:style-name="T3">List out the present permission of this file in the beginning:</text:span></text:p>
      <text:p text:style-name="P6"/>
      <text:p text:style-name="P6">$ ls -al News1 </text:p>
      <text:p text:style-name="P6">-rw-r--r-- 1 root root 231 Feb 18 19:49 News1</text:p>
      <text:p text:style-name="P6"/>
      <text:p text:style-name="P10">Change the access permissions using chmod</text:p>
      <text:p text:style-name="P10">Give owner access permissions read, write and execute.</text:p>
      <text:p text:style-name="P6"/>
      <text:p text:style-name="P6">sudo chmod u=rwx News1</text:p>
      <text:p text:style-name="P6"/>
      <text:p text:style-name="P10">Give a permission read/write for group but no execute.</text:p>
      <text:p text:style-name="P6"/>
      <text:p text:style-name="P6">sudo chmod g=rw News1</text:p>
      <text:p text:style-name="P6"/>
      <text:p text:style-name="P10">Give a permission execute only to everyone else</text:p>
      <text:p text:style-name="P6"/>
      <text:p text:style-name="P6">sudo chmod o=x News1</text:p>
      <text:p text:style-name="P6"/>
      <text:p text:style-name="P6">ls -al News1 </text:p>
      <text:p text:style-name="P6">-rwxrw---x 1 root root 231 Feb 18 19:49 News1</text:p>
      <text:p text:style-name="P6"/>
      <text:p text:style-name="P11">Part II: Building the Directory Structure</text:p>
      <text:p text:style-name="P7"/>
      <text:p text:style-name="P7">├── Joe</text:p>
      <text:p text:style-name="P7">│   ├── Bob</text:p>
      <text:p text:style-name="P7">│   │   └── Pam</text:p>
      <text:p text:style-name="P7">│   └── Sue</text:p>
      <text:p text:style-name="P7">│   <text:s text:c="4"/>└── Ann</text:p>
      <text:p text:style-name="P7">├── Kim</text:p>
      <text:p text:style-name="P7">│   ├── Dan</text:p>
      <text:p text:style-name="P7">│   │   └── Sam</text:p>
      <text:p text:style-name="P7">│   └── Ron</text:p>
      <text:p text:style-name="P7">│   <text:s text:c="4"/>└── Lee</text:p>
      <text:p text:style-name="P7">└── News1</text:p>
      <text:p text:style-name="P7"/>
      <text:p text:style-name="P7">Part III:</text:p>
      <text:p text:style-name="P7"/>
      <text:p text:style-name="P7">A: Copy News1 from your root to Ann directory.</text:p>
      <text:p text:style-name="P7">Build a Hard Link between Ann and Pam so that Ann and Pam can share this document. Print out your result.</text:p>
      <text:p text:style-name="P7"/>
      <text:p text:style-name="P7">├── Joe</text:p>
      <text:p text:style-name="P7">│   ├── Bob</text:p>
      <text:p text:style-name="P7">│   │   └── Pam</text:p>
      <text:p text:style-name="P7">│   │   <text:s text:c="4"/>└── News1</text:p>
      <text:p text:style-name="P7">│   └── Sue</text:p>
      <text:p text:style-name="P7">│   <text:s text:c="4"/>└── Ann</text:p>
      <text:p text:style-name="P7">│   <text:s text:c="8"/>└── News1</text:p>
      <text:p text:style-name="P7"/>
      <text:p text:style-name="P7">beorn@alfavametraxis:/Admin/Linux2$ ls -ali Joe/Bob/Pam/News1 </text:p>
      <text:p text:style-name="P7">7995406 -rwxrw---x 2 root root 231 Feb 18 19:49 Joe/Bob/Pam/News1</text:p>
      <text:p text:style-name="P7"/>
      <text:p text:style-name="P7">beorn@alfavametraxis:/Admin/Linux2$ ls -ali Joe/Sue/Ann/News1 </text:p>
      <text:p text:style-name="P7">7995406 -rwxrw---x 2 root root 231 Feb 18 19:49 Joe/Sue/Ann/News1</text:p>
      <text:p text:style-name="P8"><text:soft-page-break/>B: Copy News2 from the root into Bob Directory</text:p>
      <text:p text:style-name="P8">Also Build a soft link between bob and lee (in two different file systems)</text:p>
      <text:p text:style-name="P8">So that Bob and Lee can share this document News 2. Print out your results.</text:p>
      <text:p text:style-name="P8"/>
      <text:p text:style-name="P8">├── Joe</text:p>
      <text:p text:style-name="P8">│   ├── Bob</text:p>
      <text:p text:style-name="P8">│   │   ├── News2</text:p>
      <text:p text:style-name="P8">│   │   └── Pam</text:p>
      <text:p text:style-name="P8">│   │   <text:s text:c="4"/>└── News1</text:p>
      <text:p text:style-name="P8">│   └── Sue</text:p>
      <text:p text:style-name="P8">│   <text:s text:c="4"/>└── Ann</text:p>
      <text:p text:style-name="P8">│   <text:s text:c="8"/>└── News1</text:p>
      <text:p text:style-name="P8">└── Kim</text:p>
      <text:p text:style-name="P8"><text:s text:c="4"/>├── Dan</text:p>
      <text:p text:style-name="P8"><text:s text:c="4"/>│   └── Sam</text:p>
      <text:p text:style-name="P8"><text:s text:c="4"/>└── Ron</text:p>
      <text:p text:style-name="P8"><text:s text:c="8"/>└── Lee</text:p>
      <text:p text:style-name="P8"><text:s text:c="12"/>└── News2 -&gt; Joe/Bob/News2</text:p>
      <text:p text:style-name="P8"/>
      <text:p text:style-name="P8">beorn@alfavametraxis:/Admin/Linux2$ sudo ls -ali Joe/Bob/News2</text:p>
      <text:p text:style-name="P8">7995410 -rwxr----x 1 root root 231 Feb 18 20:11 Joe/Bob/News2</text:p>
      <text:p text:style-name="P8"/>
      <text:p text:style-name="P8">beorn@alfavametraxis:/Admin/Linux2$ sudo ls -ali Kim/Ron/Lee/News2 </text:p>
      <text:p text:style-name="P8">7995411 lrwxrwxrwx 1 root root 13 Feb 18 20:12 Kim/Ron/Lee/News2 -&gt; Joe/Bob/News2</text:p>
      <text:p text:style-name="P8"/>
      <text:p text:style-name="P8">Part IV:</text:p>
      <text:p text:style-name="P8"/>
      <text:p text:style-name="P8">Instructions:</text:p>
      <text:p text:style-name="P12">Copy News1 from lab#0 above to file named memo</text:p>
      <text:p text:style-name="P8"/>
      <text:p text:style-name="P8">sudo cp Joe/Bob/Pam/News1 memo</text:p>
      <text:p text:style-name="P8"/>
      <text:p text:style-name="P8">Perform the commands when memo does exist and when memo does not exist</text:p>
      <text:p text:style-name="P8">Print or write out each command with explanation.</text:p>
      <text:p text:style-name="P8">Standard Input, Standard Output &amp; Standard Error</text:p>
      <text:p text:style-name="P8">A.</text:p>
      <text:p text:style-name="P8">What do the following commands do under the Bourne shell</text:p>
      <text:p text:style-name="P8"/>
      <text:p text:style-name="P8">(a)</text:p>
      <text:p text:style-name="P8">cat 1&gt; letter 2 &gt; save 0&lt; memo</text:p>
      <text:p text:style-name="P8"/>
      <text:p text:style-name="P9">If memo exists: it’s contents are sent as STDIN to cat, the STDOUT of cat is sent to letter, and save is created as an empty file.</text:p>
      <text:p text:style-name="P9"/>
      <text:p text:style-name="P9">If memo does not exist: cat is not given any STDIN, a STDERR message is sent to save and the letter file is created, but blank.</text:p>
      <text:p text:style-name="P9"/>
      <text:p text:style-name="P8">(b)</text:p>
      <text:p text:style-name="P8">cat 2&gt; save 0 &lt; memo 1&gt; letter</text:p>
      <text:p text:style-name="P8"/>
      <text:p text:style-name="P13">if memo exists: “cat: 0: No such file or directory” is written to save. Letter is created, but blank. </text:p>
      <text:p text:style-name="P13"/>
      <text:p text:style-name="P13">If memo doesn’t exist: “bash: memo: No such file or directory” is written to save. Letter is not created.</text:p>
      <text:p text:style-name="P8"/>
      <text:p text:style-name="P8"><text:soft-page-break/>(c )</text:p>
      <text:p text:style-name="P14">cat 1&gt; letter 0&lt; memo 2&gt;&amp;1</text:p>
      <text:p text:style-name="P8"/>
      <text:p text:style-name="P20"><text:span text:style-name="T5">if memo exists: l</text:span><text:span text:style-name="T6">etter is created with the content of memo outputted by cat. </text:span></text:p>
      <text:p text:style-name="P20"><text:span text:style-name="T6"/></text:p>
      <text:p text:style-name="P21"><text:span text:style-name="T6">I</text:span><text:span text:style-name="T4">f memo doesn’t exist, stderr is outputted to terminal and letter is blank, because stderr was attached to stdout after stdout was processed. (because steams are processed from left to right)</text:span></text:p>
      <text:p text:style-name="P15"/>
      <text:p text:style-name="P8">(d)</text:p>
      <text:p text:style-name="P8">cat 0&lt; memo | sort 1&gt; letter 2&gt; /dev/null</text:p>
      <text:p text:style-name="P8"/>
      <text:p text:style-name="P18">please note that I fixed the syntax of this command. Having a space between the redirection and the file descriptor will cause the command to generate an error.</text:p>
      <text:p text:style-name="P18"/>
      <text:p text:style-name="P18">If memo exists, it’s contents are sent to letter via cat. </text:p>
      <text:p text:style-name="P18"/>
      <text:p text:style-name="P18">If memo doesn’t exist, it outputs the error to screen. I’m not sure why this is happening, I would expect the STDERR to be sent to null.</text:p>
      <text:p text:style-name="P19"/>
      <text:p text:style-name="P8">(e)</text:p>
      <text:p text:style-name="P8">cat 2&gt; save 0 &lt; memo | sort 1&gt; letter 2&gt; /dev/null</text:p>
      <text:p text:style-name="P8"/>
      <text:p text:style-name="P17">If memo does exist… the sorted contents of memo are sent via cat to the file letter.</text:p>
      <text:p text:style-name="P17">If memo doesn’t exist… save is created with the contents of STDERR, </text:p>
      <text:p text:style-name="P8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Ubuntu" fo:font-size="10pt" officeooo:rsid="00124be1" officeooo:paragraph-rsid="001481d4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style:font-name="Ubuntu" fo:font-size="10pt" officeooo:rsid="001481d4" officeooo:paragraph-rsid="001481d4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officeooo:paragraph-rsid="001481d4"/>
    </style:style>
    <style:style style:name="MT1" style:family="text">
      <style:text-properties style:font-name="Ubuntu" fo:font-size="10pt" style:text-underline-style="solid" style:text-underline-width="auto" style:text-underline-color="font-color" fo:font-weight="bold" officeooo:rsid="00124be1" style:font-size-asian="10pt" style:font-weight-asian="bold" style:font-size-complex="10pt" style:font-weight-complex="bold"/>
    </style:style>
    <style:style style:name="MT2" style:family="text">
      <style:text-properties style:font-name="Ubuntu" fo:font-size="10pt" style:text-underline-style="solid" style:text-underline-width="auto" style:text-underline-color="font-color" fo:font-weight="bold" officeooo:rsid="0015f854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etwork Administration for Novell Linux</text:p>
        <text:p text:style-name="MP2">96142 – ITNW 2303</text:p>
        <text:p text:style-name="MP1">Beorn E Morder</text:p>
        <text:p text:style-name="MP3"><text:span text:style-name="MT1">Lab #</text:span><text:span text:style-name="MT2">2</text:span><text:span text:style-name="MT1"> U</text:span><text:span text:style-name="MT2">tilities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8:14:52.514879892</meta:creation-date>
    <dc:date>2020-02-18T21:40:15.825448615</dc:date>
    <meta:editing-duration>PT23M29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3" meta:paragraph-count="93" meta:word-count="665" meta:character-count="3645" meta:non-whitespace-character-count="2938"/>
  </office:meta>
</office:document-meta>
</file>